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officeooo:rsid="0017c33e" officeooo:paragraph-rsid="0017c33e"/>
    </style:style>
    <style:style style:name="P2" style:family="paragraph" style:parent-style-name="Footer">
      <style:paragraph-properties fo:text-align="center" style:justify-single-word="false" fo:break-before="page"/>
      <style:text-properties officeooo:rsid="0017c33e" officeooo:paragraph-rsid="0017c33e"/>
    </style:style>
    <style:style style:name="P3" style:family="paragraph" style:parent-style-name="Standard">
      <style:paragraph-properties fo:text-align="center" style:justify-single-word="false" fo:break-before="page"/>
      <style:text-properties style:font-name="Times New Roman" fo:font-size="14pt" fo:font-weight="bold" officeooo:rsid="000867a8" officeooo:paragraph-rsid="000867a8"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2pt" fo:font-weight="normal" officeooo:rsid="000867a8" officeooo:paragraph-rsid="000867a8" style:font-size-asian="10.5pt" style:font-weight-asian="normal" style:font-size-complex="12pt" style:font-weight-complex="normal"/>
    </style:style>
    <style:style style:name="P5" style:family="paragraph" style:parent-style-name="Standard">
      <style:paragraph-properties fo:line-height="150%" fo:text-align="center" style:justify-single-word="false"/>
      <style:text-properties style:font-name="Times New Roman" fo:font-size="14pt" fo:font-weight="bold" officeooo:rsid="000867a8" officeooo:paragraph-rsid="000867a8" style:font-size-asian="14pt" style:font-weight-asian="bold" style:font-size-complex="14pt"/>
    </style:style>
    <style:style style:name="P6" style:family="paragraph" style:parent-style-name="Standard">
      <style:paragraph-properties fo:line-height="150%" fo:text-align="center" style:justify-single-word="false"/>
      <style:text-properties style:font-name="Times New Roman" fo:font-size="14pt" fo:font-weight="bold" officeooo:rsid="000a0120" officeooo:paragraph-rsid="000a0120" style:font-size-asian="14pt" style:font-weight-asian="bold" style:font-size-complex="14pt"/>
    </style:style>
    <style:style style:name="P7" style:family="paragraph" style:parent-style-name="Standard">
      <style:paragraph-properties fo:line-height="150%"/>
      <style:text-properties style:font-name="Times New Roman" fo:font-size="14pt" fo:font-weight="bold" officeooo:paragraph-rsid="000867a8" style:font-size-asian="14pt" style:font-weight-asian="bold" style:font-size-complex="14pt"/>
    </style:style>
    <style:style style:name="P8" style:family="paragraph" style:parent-style-name="Standard">
      <style:paragraph-properties fo:line-height="150%" fo:text-align="center" style:justify-single-word="false"/>
      <style:text-properties style:font-name="Times New Roman" fo:font-size="14pt" fo:font-weight="bold" officeooo:paragraph-rsid="000867a8" style:font-size-asian="14pt" style:font-weight-asian="bold" style:font-size-complex="14pt"/>
    </style:style>
    <style:style style:name="P9" style:family="paragraph" style:parent-style-name="Standard">
      <style:paragraph-properties fo:line-height="150%"/>
      <style:text-properties style:font-name="Times New Roman" fo:font-size="14pt" fo:font-weight="bold" officeooo:paragraph-rsid="000867a8" style:font-size-asian="14pt" style:font-weight-asian="bold" style:font-size-complex="14pt" style:font-weight-complex="bold"/>
    </style:style>
    <style:style style:name="P10" style:family="paragraph" style:parent-style-name="Standard">
      <style:paragraph-properties fo:line-height="150%" fo:text-align="center" style:justify-single-word="false"/>
      <style:text-properties style:font-name="Times New Roman" fo:font-size="14pt" fo:font-weight="bold" officeooo:paragraph-rsid="000867a8"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Times New Roman" fo:font-size="14pt" fo:font-weight="bold" officeooo:paragraph-rsid="000867a8"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Times New Roman" fo:font-size="14pt" fo:font-weight="bold" officeooo:rsid="000867a8" officeooo:paragraph-rsid="000867a8" style:font-size-asian="14pt" style:font-weight-asian="bold" style:font-size-complex="14pt" style:font-weight-complex="bold"/>
    </style:style>
    <style:style style:name="P13" style:family="paragraph" style:parent-style-name="Standard">
      <style:paragraph-properties fo:line-height="150%" fo:text-align="center" style:justify-single-word="false"/>
      <style:text-properties style:font-name="Times New Roman" fo:font-size="28pt" fo:font-weight="bold" officeooo:rsid="000867a8" officeooo:paragraph-rsid="000867a8" style:font-size-asian="28pt" style:font-weight-asian="bold" style:font-size-complex="28pt"/>
    </style:style>
    <style:style style:name="P14" style:family="paragraph" style:parent-style-name="Standard">
      <style:paragraph-properties fo:line-height="150%"/>
      <style:text-properties style:font-name="Times New Roman" officeooo:paragraph-rsid="000867a8"/>
    </style:style>
    <style:style style:name="P15" style:family="paragraph" style:parent-style-name="Standard">
      <style:text-properties style:font-name="Times New Roman" officeooo:paragraph-rsid="000867a8"/>
    </style:style>
    <style:style style:name="P16" style:family="paragraph" style:parent-style-name="Standard">
      <style:paragraph-properties fo:line-height="150%" fo:text-align="center" style:justify-single-word="false"/>
      <style:text-properties style:font-name="Times New Roman" fo:font-size="16pt" fo:font-weight="bold" officeooo:rsid="000867a8" officeooo:paragraph-rsid="000867a8" style:font-size-asian="16pt" style:font-weight-asian="bold" style:font-size-complex="16pt" style:font-weight-complex="bold"/>
    </style:style>
    <style:style style:name="P17" style:family="paragraph" style:parent-style-name="Standard">
      <style:paragraph-properties fo:line-height="150%"/>
      <style:text-properties fo:color="#ff0000" style:font-name="Times New Roman" fo:font-size="14pt" fo:font-weight="bold" officeooo:paragraph-rsid="000867a8" style:font-size-asian="14pt" style:font-weight-asian="bold" style:font-size-complex="14pt"/>
    </style:style>
    <style:style style:name="P18"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language="ro" fo:country="RO"/>
    </style:style>
    <style:style style:name="P19"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language="ro" fo:country="RO" officeooo:paragraph-rsid="000b818b"/>
    </style:style>
    <style:style style:name="P20"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language="ro" fo:country="RO" officeooo:paragraph-rsid="0014b6fb"/>
    </style:style>
    <style:style style:name="P21"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language="ro" fo:country="RO" officeooo:paragraph-rsid="0019c1e5"/>
    </style:style>
    <style:style style:name="P22"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12pt" fo:font-weight="normal" officeooo:rsid="002d1a3c" officeooo:paragraph-rsid="002d1a3c" style:font-size-asian="10.5pt" style:font-weight-asian="normal" style:font-size-complex="12pt" style:font-weight-complex="normal"/>
    </style:style>
    <style:style style:name="P23" style:family="paragraph" style:parent-style-name="Text_20_body">
      <style:paragraph-properties fo:text-align="justify" style:justify-single-word="false"/>
      <style:text-properties style:font-name="Times New Roman" fo:font-size="12pt" fo:language="ro" fo:country="RO" style:font-size-asian="10.5pt" style:font-size-complex="12pt"/>
    </style:style>
    <style:style style:name="P24" style:family="paragraph" style:parent-style-name="Text_20_body">
      <style:paragraph-properties fo:text-align="justify" style:justify-single-word="false"/>
      <style:text-properties style:font-name="Times New Roman" fo:font-size="12pt" fo:language="ro" fo:country="RO" officeooo:rsid="001e1c18" officeooo:paragraph-rsid="001fd89b" style:font-size-asian="10.5pt" style:font-size-complex="12pt"/>
    </style:style>
    <style:style style:name="P25" style:family="paragraph" style:parent-style-name="Text_20_body">
      <style:paragraph-properties fo:text-align="justify" style:justify-single-word="false"/>
      <style:text-properties style:font-name="Times New Roman" fo:font-size="12pt" fo:language="ro" fo:country="RO" fo:font-weight="normal" officeooo:rsid="000867a8" style:font-name-asian="Noto Sans CJK SC Regular" style:font-size-asian="10.5pt" style:font-weight-asian="normal" style:font-name-complex="Lohit Devanagari" style:font-size-complex="12pt" style:font-weight-complex="normal"/>
    </style:style>
    <style:style style:name="P26" style:family="paragraph" style:parent-style-name="Text_20_body">
      <style:paragraph-properties fo:text-align="justify" style:justify-single-word="false"/>
      <style:text-properties style:font-name="Times New Roman" fo:font-size="12pt" fo:language="ro" fo:country="RO" fo:font-weight="normal" officeooo:paragraph-rsid="0021f3d2" style:font-size-asian="10.5pt" style:font-weight-asian="normal" style:font-size-complex="12pt" style:font-weight-complex="normal"/>
    </style:style>
    <style:style style:name="P27" style:family="paragraph" style:parent-style-name="Text_20_body">
      <style:paragraph-properties fo:text-align="justify" style:justify-single-word="false"/>
      <style:text-properties style:font-name="Times New Roman" fo:font-size="12pt" fo:language="ro" fo:country="RO" fo:font-weight="normal" officeooo:rsid="00227fe7" officeooo:paragraph-rsid="00227fe7" style:font-size-asian="10.5pt" style:font-weight-asian="normal" style:font-size-complex="12pt" style:font-weight-complex="normal"/>
    </style:style>
    <style:style style:name="P28" style:family="paragraph" style:parent-style-name="Standard" style:master-page-name="">
      <loext:graphic-properties draw:fill="none"/>
      <style:paragraph-properties fo:margin-left="0in" fo:margin-right="0in" fo:line-height="150%" fo:text-align="start" style:justify-single-word="false" fo:text-indent="0in" style:auto-text-indent="false" style:page-number="auto" fo:background-color="transparent"/>
      <style:text-properties style:font-name="Times New Roman" fo:font-size="14pt" fo:font-weight="bold" officeooo:paragraph-rsid="000867a8" style:font-size-asian="14pt" style:font-weight-asian="bold" style:font-size-complex="14pt"/>
    </style:style>
    <style:style style:name="P29" style:family="paragraph" style:parent-style-name="Standard">
      <style:paragraph-properties fo:text-align="justify" style:justify-single-word="false"/>
      <style:text-properties fo:font-size="12pt" fo:font-weight="normal" officeooo:rsid="000867a8" officeooo:paragraph-rsid="000867a8"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officeooo:paragraph-rsid="000867a8"/>
    </style:style>
    <style:style style:name="P31" style:family="paragraph" style:parent-style-name="Standard">
      <style:paragraph-properties fo:text-align="justify" style:justify-single-word="false" fo:break-before="page"/>
      <style:text-properties fo:font-size="12pt" fo:font-weight="normal" officeooo:rsid="000867a8" officeooo:paragraph-rsid="000867a8" style:font-size-asian="10.5pt" style:font-weight-asian="normal" style:font-size-complex="12pt" style:font-weight-complex="normal"/>
    </style:style>
    <style:style style:name="P32" style:family="paragraph" style:parent-style-name="Text_20_body">
      <style:paragraph-properties fo:text-align="justify" style:justify-single-word="false"/>
      <style:text-properties style:font-name="Times New Roman" fo:font-size="12pt" fo:language="ro" fo:country="RO" style:font-size-asian="10.5pt" style:font-size-complex="12pt"/>
    </style:style>
    <style:style style:name="P33" style:family="paragraph" style:parent-style-name="Text_20_body">
      <style:paragraph-properties fo:text-align="justify" style:justify-single-word="false"/>
      <style:text-properties style:font-name="Times New Roman" fo:font-size="12pt" fo:language="ro" fo:country="RO" officeooo:paragraph-rsid="001fd89b" style:font-size-asian="10.5pt" style:font-size-complex="12pt"/>
    </style:style>
    <style:style style:name="P34" style:family="paragraph" style:parent-style-name="Text_20_body">
      <style:paragraph-properties fo:text-align="justify" style:justify-single-word="false"/>
      <style:text-properties style:font-name="Times New Roman" fo:font-size="12pt" fo:language="ro" fo:country="RO" officeooo:rsid="001e1c18" officeooo:paragraph-rsid="001fd89b" style:font-size-asian="10.5pt" style:font-size-complex="12pt"/>
    </style:style>
    <style:style style:name="P35" style:family="paragraph" style:parent-style-name="Text_20_body">
      <style:paragraph-properties fo:text-align="justify" style:justify-single-word="false"/>
      <style:text-properties style:font-name="Times New Roman" fo:font-size="12pt" fo:language="ro" fo:country="RO" fo:font-weight="normal" officeooo:rsid="002ad04b" style:font-name-asian="Noto Sans CJK SC Regular" style:font-size-asian="12pt" style:font-weight-asian="normal" style:font-name-complex="Lohit Devanagari" style:font-size-complex="12pt" style:font-weight-complex="normal"/>
    </style:style>
    <style:style style:name="P36" style:family="paragraph" style:parent-style-name="Text_20_body">
      <style:paragraph-properties fo:text-align="justify" style:justify-single-word="false"/>
      <style:text-properties style:font-name="Times New Roman" fo:font-size="12pt" fo:language="ro" fo:country="RO" fo:font-weight="normal" officeooo:rsid="000867a8" style:font-name-asian="Noto Sans CJK SC Regular" style:font-size-asian="12pt" style:font-weight-asian="normal" style:font-name-complex="Lohit Devanagari" style:font-size-complex="12pt" style:font-weight-complex="normal"/>
    </style:style>
    <style:style style:name="P37" style:family="paragraph" style:parent-style-name="Text_20_body">
      <style:paragraph-properties fo:text-align="justify" style:justify-single-word="false"/>
      <style:text-properties style:font-name="Times New Roman" fo:font-size="12pt" fo:language="ro" fo:country="RO" fo:font-weight="normal" officeooo:rsid="00227fe7" officeooo:paragraph-rsid="00227fe7" style:font-size-asian="10.5pt" style:font-weight-asian="normal" style:font-size-complex="12pt" style:font-weight-complex="normal"/>
    </style:style>
    <style:style style:name="P38" style:family="paragraph" style:parent-style-name="Text_20_body">
      <style:paragraph-properties fo:text-align="justify" style:justify-single-word="false"/>
      <style:text-properties style:font-name="Times New Roman" fo:font-size="12pt" fo:font-weight="normal" officeooo:paragraph-rsid="0024766e" style:font-size-asian="12pt" style:font-weight-asian="normal" style:font-size-complex="12pt" style:font-weight-complex="normal"/>
    </style:style>
    <style:style style:name="P39" style:family="paragraph" style:parent-style-name="Text_20_body">
      <style:paragraph-properties fo:text-align="justify" style:justify-single-word="false"/>
      <style:text-properties style:font-name="Times New Roman" fo:font-size="12pt" fo:font-weight="normal" officeooo:paragraph-rsid="0024e8e3" style:font-size-asian="12pt" style:font-weight-asian="normal" style:font-size-complex="12pt" style:font-weight-complex="normal"/>
    </style:style>
    <style:style style:name="P40" style:family="paragraph" style:parent-style-name="Text_20_body">
      <style:paragraph-properties fo:text-align="justify" style:justify-single-word="false"/>
      <style:text-properties style:font-name="Times New Roman" fo:font-size="12pt" fo:font-weight="normal" style:font-size-asian="10.5pt" style:font-weight-asian="normal" style:font-size-complex="12pt" style:font-weight-complex="normal"/>
    </style:style>
    <style:style style:name="P41" style:family="paragraph" style:parent-style-name="Text_20_body">
      <style:paragraph-properties fo:text-align="justify" style:justify-single-word="false"/>
      <style:text-properties style:font-name="Times New Roman" fo:font-size="12pt" officeooo:paragraph-rsid="0024e8e3" style:font-size-asian="12pt" style:font-size-complex="12pt"/>
    </style:style>
    <style:style style:name="P42" style:family="paragraph" style:parent-style-name="Text_20_body">
      <style:paragraph-properties fo:text-align="justify" style:justify-single-word="false"/>
      <style:text-properties style:font-name="Times New Roman" fo:font-size="12pt" style:font-size-asian="10.5pt" style:font-size-complex="12pt"/>
    </style:style>
    <style:style style:name="P43" style:family="paragraph" style:parent-style-name="Text_20_body">
      <style:paragraph-properties fo:text-align="justify" style:justify-single-word="false"/>
      <style:text-properties fo:font-size="12pt" fo:language="ro" fo:country="RO" fo:font-weight="normal" officeooo:paragraph-rsid="00454119" style:font-size-asian="10.5pt" style:font-weight-asian="normal" style:font-size-complex="12pt" style:font-weight-complex="normal"/>
    </style:style>
    <style:style style:name="P44" style:family="paragraph" style:parent-style-name="Text_20_body">
      <style:paragraph-properties fo:text-align="justify" style:justify-single-word="false"/>
      <style:text-properties fo:font-size="12pt" fo:language="ro" fo:country="RO" fo:font-weight="normal" officeooo:paragraph-rsid="004b0ff9" style:font-size-asian="10.5pt" style:font-weight-asian="normal" style:font-size-complex="12pt" style:font-weight-complex="normal"/>
    </style:style>
    <style:style style:name="P45" style:family="paragraph" style:parent-style-name="Text_20_body">
      <style:paragraph-properties fo:text-align="justify" style:justify-single-word="false"/>
      <style:text-properties fo:font-size="12pt" style:font-size-asian="10.5pt" style:font-size-complex="12pt"/>
    </style:style>
    <style:style style:name="P46" style:family="paragraph" style:parent-style-name="Text_20_body">
      <style:paragraph-properties fo:text-align="justify" style:justify-single-word="false"/>
      <style:text-properties fo:font-size="12pt" officeooo:paragraph-rsid="003af26c" style:font-size-asian="10.5pt" style:font-size-complex="12pt"/>
    </style:style>
    <style:style style:name="P47" style:family="paragraph" style:parent-style-name="Text_20_body">
      <style:paragraph-properties fo:text-align="justify" style:justify-single-word="false"/>
      <style:text-properties fo:language="ro" fo:country="RO" officeooo:paragraph-rsid="00454119"/>
    </style:style>
    <style:style style:name="P48"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officeooo:paragraph-rsid="0019c1e5"/>
    </style:style>
    <style:style style:name="P49"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fo:font-size="12pt" fo:font-weight="normal" style:font-size-asian="10.5pt" style:font-weight-asian="normal" style:font-size-complex="12pt" style:font-weight-complex="normal"/>
    </style:style>
    <style:style style:name="P50" style:family="paragraph" style:parent-style-name="Text_20_body">
      <loext:graphic-properties draw:fill="none"/>
      <style:paragraph-properties fo:margin-top="0.1598in" fo:margin-bottom="0in" loext:contextual-spacing="false" fo:line-height="100%" fo:text-align="justify" style:justify-single-word="false" fo:background-color="transparent" style:shadow="none" style:writing-mode="page"/>
      <style:text-properties fo:font-size="12pt" fo:language="ro" fo:country="RO" fo:font-weight="normal" style:font-size-asian="10.5pt" style:font-weight-asian="normal" style:font-size-complex="12pt" style:font-weight-complex="normal"/>
    </style:style>
    <style:style style:name="P51" style:family="paragraph" style:parent-style-name="Text_20_body">
      <style:paragraph-properties fo:margin-top="0.1in" fo:margin-bottom="0in" loext:contextual-spacing="false" fo:text-align="justify" style:justify-single-word="false" style:writing-mode="page"/>
      <style:text-properties style:font-name="Times New Roman" fo:language="ro" fo:country="RO"/>
    </style:style>
    <style:style style:name="P52" style:family="paragraph" style:parent-style-name="Text_20_body">
      <style:paragraph-properties fo:margin-top="0.1in" fo:margin-bottom="0in" loext:contextual-spacing="false" fo:text-align="justify" style:justify-single-word="false" style:writing-mode="page"/>
      <style:text-properties fo:language="ro" fo:country="RO"/>
    </style:style>
    <style:style style:name="P53" style:family="paragraph" style:parent-style-name="Heading">
      <style:paragraph-properties>
        <style:tab-stops>
          <style:tab-stop style:position="6.6953in" style:type="right" style:leader-style="dotted" style:leader-text="."/>
        </style:tab-stops>
      </style:paragraph-properties>
    </style:style>
    <style:style style:name="P54" style:family="paragraph" style:parent-style-name="Heading_20_1" style:list-style-name="">
      <style:paragraph-properties fo:text-align="justify" style:justify-single-word="false"/>
      <style:text-properties style:font-name="Times New Roman" fo:font-size="28pt" fo:font-weight="bold" officeooo:rsid="000867a8" officeooo:paragraph-rsid="003f1cd0" style:font-name-asian="Noto Sans CJK SC Regular" style:font-size-asian="28pt" style:font-weight-asian="bold" style:font-name-complex="Lohit Devanagari" style:font-size-complex="28pt" style:font-weight-complex="bold"/>
    </style:style>
    <style:style style:name="P55" style:family="paragraph" style:parent-style-name="Heading_20_1">
      <style:paragraph-properties fo:margin-top="0.1in" fo:margin-bottom="0in" loext:contextual-spacing="false" fo:text-align="justify" style:justify-single-word="false" fo:break-before="page" style:writing-mode="page"/>
      <style:text-properties fo:language="ro" fo:country="RO"/>
    </style:style>
    <style:style style:name="P56" style:family="paragraph" style:parent-style-name="Heading_20_1">
      <style:paragraph-properties fo:margin-top="0.1in" fo:margin-bottom="0in" loext:contextual-spacing="false" fo:text-align="justify" style:justify-single-word="false" style:writing-mode="page"/>
      <style:text-properties style:font-name="Times New Roman" fo:font-size="28pt" fo:language="ro" fo:country="RO" fo:font-weight="bold" officeooo:rsid="000867a8" style:font-name-asian="Noto Sans CJK SC Regular" style:font-size-asian="28pt" style:font-weight-asian="bold" style:font-name-complex="Lohit Devanagari" style:font-size-complex="28pt" style:font-weight-complex="bold"/>
    </style:style>
    <style:style style:name="P57" style:family="paragraph" style:parent-style-name="Heading_20_1" style:list-style-name="">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28pt" style:font-size-asian="28pt" style:font-size-complex="28pt"/>
    </style:style>
    <style:style style:name="P58" style:family="paragraph" style:parent-style-name="Heading_20_1">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28pt" fo:language="ro" fo:country="RO" fo:font-weight="bold" officeooo:rsid="000867a8" style:font-name-asian="Noto Sans CJK SC Regular" style:font-size-asian="28pt" style:font-weight-asian="bold" style:font-name-complex="Lohit Devanagari" style:font-size-complex="28pt" style:font-weight-complex="bold"/>
    </style:style>
    <style:style style:name="P59" style:family="paragraph" style:parent-style-name="Heading_20_1">
      <loext:graphic-properties draw:fill="none"/>
      <style:paragraph-properties fo:margin-top="0.1598in" fo:margin-bottom="0in" loext:contextual-spacing="false" fo:line-height="100%" fo:text-align="justify" style:justify-single-word="false" fo:background-color="transparent" style:shadow="none" style:writing-mode="page"/>
      <style:text-properties style:font-name="Times New Roman" fo:font-size="28pt" fo:language="ro" fo:country="RO" style:font-size-asian="28pt" style:font-size-complex="28pt"/>
    </style:style>
    <style:style style:name="P60" style:family="paragraph" style:parent-style-name="Heading_20_1">
      <loext:graphic-properties draw:fill="none"/>
      <style:paragraph-properties fo:margin-top="0.1598in" fo:margin-bottom="0in" loext:contextual-spacing="false" fo:line-height="100%" fo:text-align="justify" style:justify-single-word="false" fo:break-before="page" fo:background-color="transparent" style:shadow="none" style:writing-mode="page"/>
      <style:text-properties style:font-name="Times New Roman" fo:font-size="28pt" style:font-size-asian="28pt" style:font-size-complex="28pt"/>
    </style:style>
    <style:style style:name="P61" style:family="paragraph" style:parent-style-name="Heading_20_1">
      <style:paragraph-properties fo:text-align="justify" style:justify-single-word="false" fo:break-before="page"/>
      <style:text-properties style:font-name="Times New Roman" fo:font-size="28pt" fo:language="ro" fo:country="RO" fo:font-weight="bold" officeooo:rsid="000867a8" officeooo:paragraph-rsid="003f1cd0" style:font-name-asian="Noto Sans CJK SC Regular" style:font-size-asian="28pt" style:font-weight-asian="bold" style:font-name-complex="Lohit Devanagari" style:font-size-complex="28pt" style:font-weight-complex="bold"/>
    </style:style>
    <style:style style:name="P62" style:family="paragraph" style:parent-style-name="Heading_20_2">
      <style:paragraph-properties fo:text-align="justify" style:justify-single-word="false"/>
      <style:text-properties style:font-name="Times New Roman" fo:font-size="24pt" style:font-size-asian="24pt" style:font-size-complex="24pt"/>
    </style:style>
    <style:style style:name="P63" style:family="paragraph" style:parent-style-name="Heading_20_2">
      <style:paragraph-properties fo:text-align="justify" style:justify-single-word="false"/>
      <style:text-properties style:font-name="Times New Roman" fo:font-size="24pt" fo:language="ro" fo:country="RO" fo:font-weight="bold" officeooo:rsid="000867a8" style:font-name-asian="Noto Sans CJK SC Regular" style:font-size-asian="24pt" style:font-weight-asian="bold" style:font-name-complex="Lohit Devanagari" style:font-size-complex="24pt" style:font-weight-complex="bold"/>
    </style:style>
    <style:style style:name="P64" style:family="paragraph" style:parent-style-name="Heading_20_2">
      <style:paragraph-properties fo:text-align="justify" style:justify-single-word="false"/>
      <style:text-properties style:font-name="Times New Roman"/>
    </style:style>
    <style:style style:name="P65" style:family="paragraph" style:parent-style-name="Heading_20_2">
      <style:paragraph-properties fo:text-align="justify" style:justify-single-word="false"/>
      <style:text-properties fo:language="ro" fo:country="RO"/>
    </style:style>
    <style:style style:name="P66" style:family="paragraph" style:parent-style-name="Heading_20_2">
      <style:paragraph-properties fo:text-align="justify" style:justify-single-word="false"/>
    </style:style>
    <style:style style:name="P67" style:family="paragraph" style:parent-style-name="Contents_20_2">
      <style:paragraph-properties>
        <style:tab-stops>
          <style:tab-stop style:position="6.4984in" style:type="right" style:leader-style="dotted" style:leader-text="."/>
        </style:tab-stops>
      </style:paragraph-properties>
    </style:style>
    <style:style style:name="T1" style:family="text">
      <style:text-properties fo:font-size="14pt" fo:font-weight="bold" style:font-size-asian="14pt" style:font-weight-asian="bold" style:font-size-complex="14pt"/>
    </style:style>
    <style:style style:name="T2" style:family="text">
      <style:text-properties fo:font-size="14pt" fo:font-weight="bold" officeooo:rsid="000867a8" style:font-size-asian="14pt" style:font-weight-asian="bold" style:font-size-complex="14pt"/>
    </style:style>
    <style:style style:name="T3" style:family="text">
      <style:text-properties fo:font-size="14pt" fo:font-weight="bold" officeooo:rsid="000e033d" style:font-size-asian="14pt" style:font-weight-asian="bold" style:font-size-complex="14pt"/>
    </style:style>
    <style:style style:name="T4" style:family="text">
      <style:text-properties fo:font-size="14pt" fo:language="ro" fo:country="RO" fo:font-weight="bold" style:font-size-asian="14pt" style:font-weight-asian="bold" style:font-size-complex="14pt"/>
    </style:style>
    <style:style style:name="T5" style:family="text">
      <style:text-properties officeooo:rsid="000b818b"/>
    </style:style>
    <style:style style:name="T6" style:family="text">
      <style:text-properties officeooo:rsid="000b818b" style:font-size-asian="10.5pt"/>
    </style:style>
    <style:style style:name="T7" style:family="text">
      <style:text-properties officeooo:rsid="000f73bb"/>
    </style:style>
    <style:style style:name="T8" style:family="text">
      <style:text-properties officeooo:rsid="0014b6fb"/>
    </style:style>
    <style:style style:name="T9" style:family="text">
      <style:text-properties officeooo:rsid="00169f78"/>
    </style:style>
    <style:style style:name="T10" style:family="text">
      <style:text-properties officeooo:rsid="0019c1e5"/>
    </style:style>
    <style:style style:name="T11" style:family="text">
      <style:text-properties fo:font-size="12pt" fo:font-weight="normal" officeooo:rsid="0017c33e" style:font-size-asian="10.5pt" style:font-weight-asian="normal" style:font-size-complex="12pt" style:font-weight-complex="normal"/>
    </style:style>
    <style:style style:name="T12" style:family="text">
      <style:text-properties fo:font-size="12pt" fo:language="ro" fo:country="RO" fo:font-weight="normal" officeooo:rsid="0017c33e" style:font-size-asian="10.5pt" style:font-weight-asian="normal" style:font-size-complex="12pt" style:font-weight-complex="normal"/>
    </style:style>
    <style:style style:name="T13" style:family="text">
      <style:text-properties fo:font-size="12pt" fo:language="ro" fo:country="RO" fo:font-weight="normal" officeooo:rsid="0019c1e5" style:font-size-asian="10.5pt" style:font-weight-asian="normal" style:font-size-complex="12pt" style:font-weight-complex="normal"/>
    </style:style>
    <style:style style:name="T14" style:family="text">
      <style:text-properties fo:font-size="12pt" fo:language="ro" fo:country="RO" fo:font-weight="normal" officeooo:rsid="0018e7f7" style:font-size-asian="10.5pt" style:font-weight-asian="normal" style:font-size-complex="12pt" style:font-weight-complex="normal"/>
    </style:style>
    <style:style style:name="T15" style:family="text">
      <style:text-properties officeooo:rsid="001d2725"/>
    </style:style>
    <style:style style:name="T16" style:family="text">
      <style:text-properties style:font-name-asian="Noto Sans CJK SC Regular" style:font-name-complex="Lohit Devanagari"/>
    </style:style>
    <style:style style:name="T17" style:family="text">
      <style:text-properties officeooo:rsid="000867a8" style:font-name-asian="Noto Sans CJK SC Regular" style:font-name-complex="Lohit Devanagari"/>
    </style:style>
    <style:style style:name="T18" style:family="text">
      <style:text-properties officeooo:rsid="0021f3d2" style:font-name-asian="Noto Sans CJK SC Regular" style:font-name-complex="Lohit Devanagari"/>
    </style:style>
    <style:style style:name="T19" style:family="text">
      <style:text-properties officeooo:rsid="0023415e" style:font-name-asian="Noto Sans CJK SC Regular" style:font-name-complex="Lohit Devanagari"/>
    </style:style>
    <style:style style:name="T20" style:family="text">
      <style:text-properties officeooo:rsid="002352e0" style:font-name-asian="Noto Sans CJK SC Regular" style:font-name-complex="Lohit Devanagari"/>
    </style:style>
    <style:style style:name="T21" style:family="text">
      <style:text-properties officeooo:rsid="002c8fa1" style:font-name-asian="Noto Sans CJK SC Regular" style:font-name-complex="Lohit Devanagari"/>
    </style:style>
    <style:style style:name="T22" style:family="text">
      <style:text-properties officeooo:rsid="002cc767" style:font-name-asian="Noto Sans CJK SC Regular" style:font-name-complex="Lohit Devanagari"/>
    </style:style>
    <style:style style:name="T23" style:family="text">
      <style:text-properties officeooo:rsid="002d1a3c" style:font-name-asian="Noto Sans CJK SC Regular" style:font-name-complex="Lohit Devanagari"/>
    </style:style>
    <style:style style:name="T24" style:family="text">
      <style:text-properties officeooo:rsid="002e9793" style:font-name-asian="Noto Sans CJK SC Regular" style:font-name-complex="Lohit Devanagari"/>
    </style:style>
    <style:style style:name="T25" style:family="text">
      <style:text-properties officeooo:rsid="0036b44c" style:font-name-asian="Noto Sans CJK SC Regular" style:font-name-complex="Lohit Devanagari"/>
    </style:style>
    <style:style style:name="T26" style:family="text">
      <style:text-properties officeooo:rsid="0037a37e" style:font-name-asian="Noto Sans CJK SC Regular" style:font-name-complex="Lohit Devanagari"/>
    </style:style>
    <style:style style:name="T27" style:family="text">
      <style:text-properties officeooo:rsid="003e464f" style:font-name-asian="Noto Sans CJK SC Regular" style:font-name-complex="Lohit Devanagari"/>
    </style:style>
    <style:style style:name="T28" style:family="text">
      <style:text-properties fo:font-style="italic" officeooo:rsid="002d1a3c" style:font-name-asian="Noto Sans CJK SC Regular" style:font-style-asian="italic" style:font-name-complex="Lohit Devanagari" style:font-style-complex="italic"/>
    </style:style>
    <style:style style:name="T29" style:family="text">
      <style:text-properties fo:font-style="normal" officeooo:rsid="002d1a3c" style:font-name-asian="Noto Sans CJK SC Regular" style:font-style-asian="normal" style:font-name-complex="Lohit Devanagari" style:font-style-complex="normal"/>
    </style:style>
    <style:style style:name="T30" style:family="text">
      <style:text-properties fo:font-style="normal" officeooo:rsid="002e9793" style:font-name-asian="Noto Sans CJK SC Regular" style:font-style-asian="normal" style:font-name-complex="Lohit Devanagari" style:font-style-complex="normal"/>
    </style:style>
    <style:style style:name="T31" style:family="text">
      <style:text-properties fo:font-size="24pt" fo:language="ro" fo:country="RO" fo:font-weight="bold" officeooo:rsid="000867a8" style:font-name-asian="Noto Sans CJK SC Regular" style:font-size-asian="24pt" style:font-weight-asian="bold" style:font-name-complex="Lohit Devanagari" style:font-size-complex="24pt" style:font-weight-complex="bold"/>
    </style:style>
    <style:style style:name="T32" style:family="text">
      <style:text-properties fo:language="ro" fo:country="RO" style:font-name-asian="Noto Sans CJK SC Regular" style:font-name-complex="Lohit Devanagari"/>
    </style:style>
    <style:style style:name="T33" style:family="text">
      <style:text-properties fo:language="ro" fo:country="RO" officeooo:rsid="000867a8" style:font-name-asian="Noto Sans CJK SC Regular" style:font-name-complex="Lohit Devanagari"/>
    </style:style>
    <style:style style:name="T34" style:family="text">
      <style:text-properties fo:language="ro" fo:country="RO" officeooo:rsid="002352e0" style:font-name-asian="Noto Sans CJK SC Regular" style:font-name-complex="Lohit Devanagari"/>
    </style:style>
    <style:style style:name="T35" style:family="text">
      <style:text-properties fo:language="ro" fo:country="RO" officeooo:rsid="0024766e" style:font-name-asian="Noto Sans CJK SC Regular" style:font-name-complex="Lohit Devanagari"/>
    </style:style>
    <style:style style:name="T36" style:family="text">
      <style:text-properties fo:language="ro" fo:country="RO" officeooo:rsid="00262c49" style:font-name-asian="Noto Sans CJK SC Regular" style:font-name-complex="Lohit Devanagari"/>
    </style:style>
    <style:style style:name="T37" style:family="text">
      <style:text-properties fo:language="ro" fo:country="RO" fo:font-weight="normal" officeooo:rsid="0024766e" style:font-name-asian="Noto Sans CJK SC Regular" style:font-weight-asian="normal" style:font-name-complex="Lohit Devanagari" style:font-weight-complex="normal"/>
    </style:style>
    <style:style style:name="T38" style:family="text">
      <style:text-properties fo:language="ro" fo:country="RO" fo:font-weight="normal" officeooo:rsid="0024e8e3" style:font-name-asian="Noto Sans CJK SC Regular" style:font-weight-asian="normal" style:font-name-complex="Lohit Devanagari" style:font-weight-complex="normal"/>
    </style:style>
    <style:style style:name="T39" style:family="text">
      <style:text-properties fo:language="ro" fo:country="RO" fo:font-weight="normal" officeooo:rsid="00262c49" style:font-name-asian="Noto Sans CJK SC Regular" style:font-weight-asian="normal" style:font-name-complex="Lohit Devanagari" style:font-weight-complex="normal"/>
    </style:style>
    <style:style style:name="T40" style:family="text">
      <style:text-properties fo:language="ro" fo:country="RO" fo:font-weight="normal" officeooo:rsid="00280bd9" style:font-name-asian="Noto Sans CJK SC Regular" style:font-weight-asian="normal" style:font-name-complex="Lohit Devanagari" style:font-weight-complex="normal"/>
    </style:style>
    <style:style style:name="T41" style:family="text">
      <style:text-properties fo:language="ro" fo:country="RO" fo:font-weight="normal" officeooo:rsid="000867a8" style:font-name-asian="Noto Sans CJK SC Regular" style:font-weight-asian="normal" style:font-name-complex="Lohit Devanagari" style:font-weight-complex="normal"/>
    </style:style>
    <style:style style:name="T42" style:family="text">
      <style:text-properties fo:language="ro" fo:country="RO" fo:font-weight="normal" officeooo:rsid="0029a692" style:font-name-asian="Noto Sans CJK SC Regular" style:font-size-asian="12pt" style:font-weight-asian="normal" style:font-name-complex="Lohit Devanagari" style:font-weight-complex="normal"/>
    </style:style>
    <style:style style:name="T43" style:family="text">
      <style:text-properties fo:language="ro" fo:country="RO" fo:font-weight="normal" officeooo:rsid="002ad04b" style:font-name-asian="Noto Sans CJK SC Regular" style:font-size-asian="12pt" style:font-weight-asian="normal" style:font-name-complex="Lohit Devanagari" style:font-weight-complex="normal"/>
    </style:style>
    <style:style style:name="T44" style:family="text">
      <style:text-properties officeooo:rsid="001fca72"/>
    </style:style>
    <style:style style:name="T45" style:family="text">
      <style:text-properties fo:font-weight="bold" officeooo:rsid="000867a8" style:font-name-asian="Noto Sans CJK SC Regular" style:font-weight-asian="bold" style:font-name-complex="Lohit Devanagari" style:font-weight-complex="bold"/>
    </style:style>
    <style:style style:name="T46" style:family="text">
      <style:text-properties style:font-name="Times New Roman"/>
    </style:style>
    <style:style style:name="T47" style:family="text">
      <style:text-properties style:font-name="Times New Roman" fo:language="ro" fo:country="RO" fo:font-weight="bold" officeooo:rsid="000867a8" style:font-name-asian="Noto Sans CJK SC Regular" style:font-weight-asian="bold" style:font-name-complex="Lohit Devanagari" style:font-weight-complex="bold"/>
    </style:style>
    <style:style style:name="T48" style:family="text">
      <style:text-properties style:font-name="Times New Roman" fo:language="ro" fo:country="RO" officeooo:rsid="000867a8" style:font-name-asian="Noto Sans CJK SC Regular" style:font-name-complex="Lohit Devanagari"/>
    </style:style>
    <style:style style:name="T49" style:family="text">
      <style:text-properties style:font-name="Times New Roman" fo:language="ro" fo:country="RO" fo:font-weight="normal" officeooo:rsid="003af26c" style:font-name-asian="Noto Sans CJK SC Regular" style:font-weight-asian="normal" style:font-name-complex="Lohit Devanagari" style:font-weight-complex="normal"/>
    </style:style>
    <style:style style:name="T50" style:family="text">
      <style:text-properties style:font-name="Times New Roman" fo:font-size="24pt" fo:language="ro" fo:country="RO" fo:font-weight="bold" officeooo:rsid="000867a8" style:font-name-asian="Noto Sans CJK SC Regular" style:font-size-asian="24pt" style:font-weight-asian="bold" style:font-name-complex="Lohit Devanagari" style:font-size-complex="24pt" style:font-weight-complex="bold"/>
    </style:style>
    <style:style style:name="T51" style:family="text">
      <style:text-properties style:font-name="Times New Roman" fo:font-size="24pt" fo:font-weight="bold" officeooo:rsid="000867a8" style:font-name-asian="Noto Sans CJK SC Regular" style:font-size-asian="24pt" style:font-weight-asian="bold" style:font-name-complex="Lohit Devanagari" style:font-size-complex="24pt" style:font-weight-complex="bold"/>
    </style:style>
    <style:style style:name="T52" style:family="text">
      <style:text-properties style:font-name="Times New Roman" fo:font-size="12pt" fo:font-weight="normal" officeooo:rsid="000867a8" style:font-name-asian="Noto Sans CJK SC Regular" style:font-size-asian="10.5pt" style:font-weight-asian="normal" style:font-name-complex="Lohit Devanagari" style:font-size-complex="12pt" style:font-weight-complex="normal"/>
    </style:style>
    <style:style style:name="T53" style:family="text">
      <style:text-properties style:font-name="Times New Roman" fo:font-size="12pt" fo:font-weight="normal" officeooo:rsid="00452702" style:font-name-asian="Noto Sans CJK SC Regular" style:font-size-asian="10.5pt" style:font-weight-asian="normal" style:font-name-complex="Lohit Devanagari" style:font-size-complex="12pt" style:font-weight-complex="normal"/>
    </style:style>
    <style:style style:name="T54" style:family="text">
      <style:text-properties style:font-name="Times New Roman" fo:font-size="12pt" fo:font-weight="normal" officeooo:rsid="00454119" style:font-name-asian="Noto Sans CJK SC Regular" style:font-size-asian="10.5pt" style:font-weight-asian="normal" style:font-name-complex="Lohit Devanagari" style:font-size-complex="12pt" style:font-weight-complex="normal"/>
    </style:style>
    <style:style style:name="T55" style:family="text">
      <style:text-properties style:font-name="Times New Roman" fo:font-size="12pt" fo:font-weight="normal" officeooo:rsid="00469937" style:font-name-asian="Noto Sans CJK SC Regular" style:font-size-asian="10.5pt" style:font-weight-asian="normal" style:font-name-complex="Lohit Devanagari" style:font-size-complex="12pt" style:font-weight-complex="normal"/>
    </style:style>
    <style:style style:name="T56" style:family="text">
      <style:text-properties style:font-name="Times New Roman" fo:font-size="12pt" fo:font-weight="normal" officeooo:rsid="00475760" style:font-name-asian="Noto Sans CJK SC Regular" style:font-size-asian="10.5pt" style:font-weight-asian="normal" style:font-name-complex="Lohit Devanagari" style:font-size-complex="12pt" style:font-weight-complex="normal"/>
    </style:style>
    <style:style style:name="T57" style:family="text">
      <style:text-properties style:font-name="Times New Roman" fo:font-size="12pt" fo:font-weight="normal" officeooo:rsid="00491206" style:font-name-asian="Noto Sans CJK SC Regular" style:font-size-asian="10.5pt" style:font-weight-asian="normal" style:font-name-complex="Lohit Devanagari" style:font-size-complex="12pt" style:font-weight-complex="normal"/>
    </style:style>
    <style:style style:name="T58" style:family="text">
      <style:text-properties style:font-name="Times New Roman" officeooo:rsid="0041690c"/>
    </style:style>
    <style:style style:name="T59" style:family="text">
      <style:text-properties style:font-name="Times New Roman" officeooo:rsid="0041f492"/>
    </style:style>
    <style:style style:name="T60" style:family="text">
      <style:text-properties style:font-name="Times New Roman" officeooo:rsid="0042835e"/>
    </style:style>
    <style:style style:name="T61" style:family="text">
      <style:text-properties style:font-name="Times New Roman" officeooo:rsid="0043acb4"/>
    </style:style>
    <style:style style:name="T62" style:family="text">
      <style:text-properties style:font-name="Times New Roman" officeooo:rsid="0043d822"/>
    </style:style>
    <style:style style:name="T63" style:family="text">
      <style:text-properties style:font-name="Times New Roman" officeooo:rsid="000867a8" style:font-name-asian="Noto Sans CJK SC Regular" style:font-name-complex="Lohit Devanagari"/>
    </style:style>
    <style:style style:name="T64" style:family="text">
      <style:text-properties style:font-name="Times New Roman" officeooo:rsid="0049a78c" style:font-name-asian="Noto Sans CJK SC Regular" style:font-name-complex="Lohit Devanagari"/>
    </style:style>
    <style:style style:name="T65" style:family="text">
      <style:text-properties style:font-name="Times New Roman" officeooo:rsid="004a6b9b" style:font-name-asian="Noto Sans CJK SC Regular" style:font-name-complex="Lohit Devanagari"/>
    </style:style>
    <style:style style:name="T66" style:family="text">
      <style:text-properties style:font-name="Times New Roman" officeooo:rsid="004b0ff9" style:font-name-asian="Noto Sans CJK SC Regular" style:font-name-complex="Lohit Devanagari"/>
    </style:style>
    <style:style style:name="T67" style:family="text">
      <style:text-properties style:font-name="Times New Roman" officeooo:rsid="004ca07f" style:font-name-asian="Noto Sans CJK SC Regular" style:font-name-complex="Lohit Devanagari"/>
    </style:style>
    <style:style style:name="T68" style:family="text">
      <style:text-properties style:font-name="Times New Roman" officeooo:rsid="004e0808" style:font-name-asian="Noto Sans CJK SC Regular" style:font-name-complex="Lohit Devanagari"/>
    </style:style>
    <style:style style:name="T69" style:family="text">
      <style:text-properties style:font-name="Times New Roman" officeooo:rsid="004ec4ff" style:font-name-asian="Noto Sans CJK SC Regular" style:font-name-complex="Lohit Devanagari"/>
    </style:style>
    <style:style style:name="T70" style:family="text">
      <style:text-properties style:font-name="Times New Roman" officeooo:rsid="00507830" style:font-name-asian="Noto Sans CJK SC Regular" style:font-name-complex="Lohit Devanagari"/>
    </style:style>
    <style:style style:name="T71" style:family="text">
      <style:text-properties officeooo:rsid="003c3eff"/>
    </style:style>
    <style:style style:name="T72" style:family="text">
      <style:text-properties officeooo:rsid="003c7940"/>
    </style:style>
    <style:style style:name="T73" style:family="text">
      <style:text-properties officeooo:rsid="0043d822"/>
    </style:style>
    <style:style style:name="T74" style:family="text">
      <style:text-properties officeooo:rsid="00452702"/>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UNIVERSITATEA DIN BUCURESTI</text:p>
      <text:p text:style-name="P5">FACULTATEA DE MATEMATICĂ ŞI INFORMATICĂ</text:p>
      <text:p text:style-name="P6">BAZE DE DATE ŞI TEHNOLOGII WEB</text:p>
      <text:p text:style-name="P7"/>
      <text:p text:style-name="P28"/>
      <text:p text:style-name="P17"/>
      <text:p text:style-name="P17"/>
      <text:p text:style-name="P7"/>
      <text:p text:style-name="P7"/>
      <text:p text:style-name="P13">LUCRARE DE DIZERTAŢIE</text:p>
      <text:p text:style-name="P9"/>
      <text:p text:style-name="P16">UTILIZAREA ALGORITMILOR DE SUMARIZARE AUTOMATĂ ÎNTR-O APLICAŢIE DE PREZENTARE A ŞTIRILOR</text:p>
      <text:p text:style-name="P10"/>
      <text:p text:style-name="P8"/>
      <text:p text:style-name="P8"/>
      <text:p text:style-name="P8"/>
      <text:p text:style-name="P7"/>
      <text:p text:style-name="P7"/>
      <text:p text:style-name="P7"/>
      <text:p text:style-name="P14"><text:span text:style-name="T1">Coordonator ştiinţific: <text:tab/><text:tab/><text:tab/><text:tab/><text:tab/><text:tab/><text:tab/>Autor</text:span><text:span text:style-name="T4">:</text:span></text:p>
      <text:p text:style-name="P14"><text:span text:style-name="T2">Conf. </text:span><text:span text:style-name="T3">D</text:span><text:span text:style-name="T2">r. Popescu Marius</text:span><text:span text:style-name="T1"> <text:tab/><text:tab/><text:tab/><text:tab/><text:tab/></text:span><text:span text:style-name="T2">Făşie Ilie Mădălin</text:span></text:p>
      <text:p text:style-name="P14"/>
      <text:p text:style-name="P15"/>
      <text:p text:style-name="P15"/>
      <text:p text:style-name="P15"/>
      <text:p text:style-name="P15"/>
      <text:p text:style-name="P11">BUCUREŞTI</text:p>
      <text:p text:style-name="P12">2018</text:p>
      <text:p text:style-name="P3"/>
      <text:p text:style-name="P3"/>
      <text:table-of-content text:style-name="Sect1" text:protected="true" text:name="Table of Contents1">
        <text:table-of-content-source text:outline-level="10">
          <text:index-title-template text:style-name="Contents_20_Heading">Cuprins</text:index-title-template>
          <text:table-of-content-entry-template text:outline-level="1" text:style-name="Heading">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uprins</text:p>
          </text:index-title>
          <text:p text:style-name="P53"><text:a xlink:type="simple" xlink:href="#__RefHeading___Toc109_4293233207" text:style-name="Index_20_Link" text:visited-style-name="Index_20_Link">1. Introducere<text:tab/>5</text:a></text:p>
          <text:p text:style-name="P53"><text:a xlink:type="simple" xlink:href="#__RefHeading___Toc215_4293233207" text:style-name="Index_20_Link" text:visited-style-name="Index_20_Link">2. Tehnologii utilizate<text:tab/>6</text:a></text:p>
          <text:p text:style-name="P67"><text:a xlink:type="simple" xlink:href="#__RefHeading___Toc313_4293233207" text:style-name="Index_20_Link" text:visited-style-name="Index_20_Link"><text:s/>2.1. Python<text:tab/>6</text:a></text:p>
          <text:p text:style-name="P67"><text:a xlink:type="simple" xlink:href="#__RefHeading___Toc315_4293233207" text:style-name="Index_20_Link" text:visited-style-name="Index_20_Link"><text:s/>2.2. Django<text:tab/>6</text:a></text:p>
          <text:p text:style-name="P67"><text:a xlink:type="simple" xlink:href="#__RefHeading___Toc317_4293233207" text:style-name="Index_20_Link" text:visited-style-name="Index_20_Link"><text:s/>2.3. HTML şi CSS<text:tab/>7</text:a></text:p>
          <text:p text:style-name="P67"><text:a xlink:type="simple" xlink:href="#__RefHeading___Toc319_4293233207" text:style-name="Index_20_Link" text:visited-style-name="Index_20_Link"><text:s/>2.4. JavaScript<text:tab/>8</text:a></text:p>
          <text:p text:style-name="P67"><text:a xlink:type="simple" xlink:href="#__RefHeading___Toc496_1346346633" text:style-name="Index_20_Link" text:visited-style-name="Index_20_Link"><text:s/>2.5. Sublime Text 3<text:tab/>8</text:a></text:p>
          <text:p text:style-name="P53"><text:a xlink:type="simple" xlink:href="#__RefHeading___Toc217_4293233207" text:style-name="Index_20_Link" text:visited-style-name="Index_20_Link">3. Deschiderea aplicaţiei<text:tab/>10</text:a></text:p>
          <text:p text:style-name="P67"><text:a xlink:type="simple" xlink:href="#__RefHeading___Toc730_1346346633" text:style-name="Index_20_Link" text:visited-style-name="Index_20_Link"><text:s/>3.1. Audienţa aplicaţiei<text:tab/>10</text:a></text:p>
          <text:p text:style-name="P53"><text:a xlink:type="simple" xlink:href="#__RefHeading___Toc219_4293233207" text:style-name="Index_20_Link" text:visited-style-name="Index_20_Link">4. Arhitectura aplicaţiei<text:tab/>11</text:a></text:p>
          <text:p text:style-name="P53"><text:a xlink:type="simple" xlink:href="#__RefHeading___Toc221_4293233207" text:style-name="Index_20_Link" text:visited-style-name="Index_20_Link">5. Îmbunătăţiri ulterioare<text:tab/>11</text:a></text:p>
          <text:p text:style-name="P53"><text:a xlink:type="simple" xlink:href="#__RefHeading___Toc223_4293233207" text:style-name="Index_20_Link" text:visited-style-name="Index_20_Link">6. Concluzii<text:tab/>11</text:a></text:p>
        </text:index-body>
      </text:table-of-content>
      <text:p text:style-name="P4"/>
      <text:p text:style-name="P4"/>
      <text:p text:style-name="P29"/>
      <text:p text:style-name="P31"/>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
      <text:h text:style-name="P55" text:outline-level="1"/>
      <text:p text:style-name="P52"/>
      <text:h text:style-name="P56" text:outline-level="1"><text:bookmark-start text:name="__RefHeading___Toc109_4293233207"/>1. Introducere<text:bookmark-end text:name="__RefHeading___Toc109_4293233207"/></text:h>
      <text:p text:style-name="P51"/>
      <text:p text:style-name="P52"><text:span text:style-name="T46"><text:tab/></text:span><text:span text:style-name="T58">Istoria internetului începe în anii 1950 odată cu începerea dezvoltării calculatoarelor. În anii ce urmează începe să se contureze conceptul de reţea pe arie lungă, rezultând în formarea proiectului ARPANET, precursorul internetului. În 1969 a fost trimis primul mesaj prin această reţea. Mesajul trimis era “L” şi a fost </text:span><text:span text:style-name="T60">transmis</text:span><text:span text:style-name="T58"> între Univesitatea Californiei (</text:span><text:span text:style-name="T59">UCLA) şi institutul de cercetare Standford (SRI).</text:span></text:p>
      <text:p text:style-name="P52"><text:span text:style-name="T59"><text:tab/></text:span><text:span text:style-name="T61">În anii 1970 suita de protocoale TCP/IP a devenit standard în ARPANET, iar în anii 1980 cercetătorul britanic Tim Berners-Lee a dezvoltat World Wide Web. În 1990 proiectul ARPANET a fost închis. </text:span></text:p>
      <text:p text:style-name="P52"><text:span text:style-name="T61"><text:tab/></text:span><text:span text:style-name="T62">Din 1990 internetul continuă să se dezvolte într-un ritm accelerat, luând viaţă servicii precum poşta electronică (e-mail), mesageria instant, realizarea de apeluri telefonice prin internet, apeluri video, forumuri, bloguri și multe altele. Din punct de vedere istoric, aceasta creștere este aproape instantanee. </text:span></text:p>
      <text:p text:style-name="P18"><text:tab/><text:span text:style-name="T73">Astăzi, internetul a devenit o parte importantă a societăţii noastre, permiţând oricărei persoane să aibă acces la informaţii, comunicarea între persoane este mult mai uşoară, iar majoritatea serviciilor au un analog in mediul online.</text:span></text:p>
      <text:p text:style-name="P19"><text:tab/><text:span text:style-name="T5">Având toate aceste informaţii şi servicii la numai un click </text:span><text:span text:style-name="T6">distanţă</text:span><text:span text:style-name="T5">, internetul poate părea copleşitor. Suntem conectaţi cu toată lumea, ştirile se răspândesc rapid, iar, de aceea, devine foarte greu, dacă nu chiar imposibil, să ţinem pasul cu toate acestea. Apare, astfel, nevoia unei modalităţi de a extrage doar informaţiile folositoare dintr-un text de dimensiuni mari, fără a pierde esenţa acestuia.</text:span></text:p>
      <text:p text:style-name="P19"><text:tab/><text:span text:style-name="T7">Prezenta lucrare îşi propune să trateze această problemă şi oferă o modalitate de agregare a articolelor diferitelor publicaţii de ştiri pe care, mai apoi, le sumarizează în trei paragrafe păstrând astfel doar esenţa textului.</text:span></text:p>
      <text:p text:style-name="P20"><text:tab/><text:span text:style-name="T8">În capitolele care urmează, vom analiza în detaliu această aplicaţie astfel că, în al doilea capitol vom discuta despre tehnologiile folosite pentru dezvoltarea acesteia. După cum vom vedea, tehnologia principala a fost Python împreună cu framework-ul web Django. Sintaxa uşor de citit şi înţeles a Python combinată cu metodele specifice aplicaţiilor web şi arhitectura MVC incluse în Django, ne oferă un mediu de dezvoltare foarte stabil şi puternic.</text:span></text:p>
      <text:p text:style-name="P20"><text:tab/><text:span text:style-name="T9">Următorul capitol are drept scop prezentarea aplicaţiei din punctul de vedere al unui utilizator normal. După cum vom vedea în acest capitol, aplicaţia deşi porneşte de la o idee aparent simplă, este, totuşi, foarte interactivă, oferind dreptul utilizatorului să voteze ştirile pe care le consideră importante, să îşi sumarizeze propriul articol care nu a fost publicat în aplicaţie sau să scrie propriile articole într-o secţiune separată.</text:span></text:p>
      <text:p text:style-name="P21"><text:soft-page-break/><text:tab/><text:span text:style-name="T10">C</text:span><text:span text:style-name="T11">apitolul patru se va concentra pe aspectele tehnice ale lucrării. Astfel, vom discuta în detaliu despre arhitectura folosită, vom prezenta metodele şi instrumentele puse la dispoziţie de Django şi uşurinţa cu care poate fi dezvotată o aplicaţie folosindu-le şi vom încerca să înţelegem cum funcţionează câţiva algoritmi de sumarizare.</text:span></text:p>
      <text:p text:style-name="P48"><text:span text:style-name="T12"><text:tab/></text:span><text:span text:style-name="T13">Î</text:span><text:span text:style-name="T14">n capitolul cinci va fi rezervat prezentării îmbunătăţirilor </text:span><text:span text:style-name="T13">care nu au putut fi prezente în varianta aceasta a aplicaţiei, dar pe care le vom adăuga în versiuni viitoare ale acesteia.</text:span></text:p>
      <text:h text:style-name="P57" text:outline-level="1"/>
      <text:h text:style-name="P60" text:outline-level="1"><text:bookmark-start text:name="__RefHeading___Toc215_4293233207"/>2. Tehnologii utilizate<text:bookmark-end text:name="__RefHeading___Toc215_4293233207"/></text:h>
      <text:h text:style-name="P62" text:outline-level="2"><text:bookmark-start text:name="__RefHeading___Toc313_4293233207"/><text:s text:c="6"/>2.1. Python<text:bookmark-end text:name="__RefHeading___Toc313_4293233207"/></text:h>
      <text:p text:style-name="P23"/>
      <text:p text:style-name="P23"><text:tab/><text:span text:style-name="T15">Python este un limbaj de programare foarte cunoscut, open source, interpretat, creat de Guido van Rossum şi lansat către public în anul 1991. Acesta a fost dezvoltat cu gândul de a fi un limbaj uşor de scris şi de citit, astfel că sintaxa preferă cuvintele în locul simbolurilor, blocurile de cod sunt delimitate de indentare, finalul de linie nu necesită prezenţa semnului „ ; ”, tipul variabilelor este stabilit de interpretator la momentul rulării şi aşa mai departe. </text:span></text:p>
      <text:p text:style-name="P23"><text:tab/><text:span text:style-name="T71">Potrivit creatorului, dezvoltarea limbajului a început din dorinţa sa de a avea un „hobby” pe parcursul vacanţei de Crăciun. Denumirea de „Python” nu se referă la un tip de şarpe, ci la comedia britanică „Monthy Python’s Flying Circus” („Circul zburător al lui Monthy Python”).</text:span></text:p>
      <text:p text:style-name="P24"><text:tab/>Cu toate acestea Python reuşeste să fie un limbaj foarte complex şi capabil, suportând mai multe paradigme de programare precum programarea orientată pe obiecte, programarea functională, programarea procedurală sau programarea imperativă. Aplicaţiile sale sunt, de asemenea, numeroase, el fiind folosit în domenii precum inteligenţa artificială, robotică, scripting, jocuri, aplicaţii web etc.</text:p>
      <text:p text:style-name="P24"><text:tab/><text:span text:style-name="T72">Unul dintre cele mai importante puncte forte ale acestui limbaj de programare îl reprezintă dimensiunea impresionantă a librăriei standard. Fără nici un adaos, avem la dispoziţie modalităţi de construire a interfeţelor grafice (GUI), de lucru cu baze de date relaţionale, de manipulare a expresiilor regulate, teste unitare, networking şi multe altele.</text:span></text:p>
      <text:p text:style-name="P33"><text:span text:style-name="T44"><text:tab/>Important de reţinut este faptul că, în momentul acesta, sunt două versiuni de Python suportate: Python 2 şi Python 3. Interesant este că aceste variante nu sunt compatibile între ele. În lucrarea de faţă, se va folosi Python 3 întrucât aceasta este versiunea oficială aflată în dezvoltare, Python 2 urmând să fie întrerupt din 2020.</text:span></text:p>
      <text:h text:style-name="P63" text:outline-level="2"><text:bookmark-start text:name="__RefHeading___Toc315_4293233207"/><text:tab/>2.2. Django<text:bookmark-end text:name="__RefHeading___Toc315_4293233207"/></text:h>
      <text:p text:style-name="P25"/>
      <text:p text:style-name="P26"><text:span text:style-name="T17"><text:tab/></text:span><text:span text:style-name="T18">Django este un framework web creat în 2003 şi lansat către public în 2005 construit în întregime în Python, care permite crearea de aplicaţii web foarte uşor. Este contruit în jurul arhitecturii MVC (Model-View-Controller) punând accent pe reutilizarea codului şi modularitate.</text:span></text:p>
      <text:p text:style-name="P27"><text:span text:style-name="T18"><text:tab/></text:span><text:span text:style-name="T16">Pe lângă Django, un alt framework web în Python este Flask. Acesta din urmă are avantajul că oferă o libertate sporită dezvoltatorului asupra aplicaţiei pe care vrea să o dezvolte. Totuşi, acest framework este relativ nou comparativ cu Django </text:span><text:span text:style-name="T19">(fiind lansat în 2010), iar din acest motiv comunitatea nu este la fel de mare. Prin urmare, vom alege Django pentru această lucrare întrucât </text:span><text:soft-page-break/><text:span text:style-name="T19">suportul sporit din partea comunităţii şi utilităţile puse la dispoziţie de acesta ne vor uşura considerabil munca.</text:span></text:p>
      <text:p text:style-name="P27"><text:span text:style-name="T19"><text:tab/>Câteva </text:span><text:span text:style-name="T20">site-uri</text:span><text:span text:style-name="T19"> cunoscute dezvoltate cu Django sunt: Mozilla, Instagram, Bitbucket, The Washington Times, Dropbox şi multe altele.</text:span></text:p>
      <text:p text:style-name="P27"><text:span text:style-name="T19"><text:tab/></text:span><text:span text:style-name="T21">Un proiect dezvoltat în Django este împărţit în mai multe module de sine stătătoare, denumite „aplicaţii”. Avantajul unei astfel de structuri este acela că se pot copia aplicaţii de la un proiect la altul, fără a fi nevoie de modificări suplimentare. Singurul lucru necesar fiind specificarea denumirii noii aplicaţii în variabila INSTALLED_APPS din fișierul settings.py al aplicaţiei principale. </text:span><text:span text:style-name="T22">Pentru a evita orice fel de confuzie, pe parcursul lucrării, prin „aplicaţie” ne vom referi la întregul proiect, urmând să fie specificate explicit cazurile în care ne referim la o aplicaţie Django.</text:span></text:p>
      <text:p text:style-name="P27"><text:span text:style-name="T22"><text:tab/></text:span><text:span text:style-name="T23">Pentru a facilita dezvoltarea de aplicaţii web dinamice, Django include propriul său limbaj de template. Acest limbaj poate fi inclus în documentele HTML ale aplicaţiei şi permite utilizarea instrucţiunilor </text:span><text:span text:style-name="T24">specifice unui limbaj de programare precum</text:span><text:span text:style-name="T23"> </text:span><text:span text:style-name="T28">if-else, for, while</text:span><text:span text:style-name="T29"> etc sau de a prezenta informaţi</text:span><text:span text:style-name="T30">le</text:span><text:span text:style-name="T29"> trimise de către server. Mai mult, folosind acest limbaj, este posibilă extinderea fişierelor </text:span><text:span text:style-name="T30">HTML </text:span><text:span text:style-name="T29">sau includerea acestora în fişierul curent, astfel facilitând reutilizarea codului şi </text:span><text:span text:style-name="T30">asigurând o consistenţă sporită a aplicaţiei.</text:span></text:p>
      <text:p text:style-name="P27"><text:span text:style-name="T23"><text:tab/></text:span><text:span text:style-name="T24">Un alt supliment oferit de Django este propriul ORM (Object-Relational Mapping) care <text:s/>uşurează foarte mult lucrul cu baza de date în aplicaţie. </text:span><text:span text:style-name="T25">Un ORM permite automatizarea transferului de date între tabelele unei baze de date relaţionale folosind cod Python în loc de cod SQL. </text:span><text:span text:style-name="T26">Două avantaje importante ale utilizării unui ORM sunt posibilitatea de a dezvolta aplicaţia într-un singur limbaj de programare, fără a fi nevoie să se schimbe între Python şi SQL şi posibilitatea de a schimba baza de date foarte uşor. De exemplu, dacă vrem ca în mediul de dezvoltare să folosim SQLite, iar în mediul de producţie PostgreSQL. Deşi nu este un lucru recomandat, el este posibil folosind un ORM.</text:span></text:p>
      <text:p text:style-name="P27"><text:span text:style-name="T26"><text:tab/></text:span><text:span text:style-name="T27">Deși nomenclatura unei aplicaţii Django poate crea confuzie, tipul de arhitectură standard ales de framework este MVC. Astfel, pentru a lega modelele de date reprezentate prin clase Python, de baza de date relaţională, se foloseşte ORM-ul prezentat anterior şi constituie „modelul” arhitecturii, procesarea cererilor HTTP este făcută de sistemul de template alcătuind astfel „view-ul”, iar fişierul „urls.py” conţine toate url-urile aplicaţiei folosindu-se de expresii regulate şi alcătuind „controller-ul” aplicaţiei.</text:span></text:p>
      <text:h text:style-name="P64" text:outline-level="2"><text:bookmark-start text:name="__RefHeading___Toc317_4293233207"/><text:tab/><text:span text:style-name="T31">2.3. HTML şi CSS</text:span><text:bookmark-end text:name="__RefHeading___Toc317_4293233207"/></text:h>
      <text:p text:style-name="P36"><text:tab/></text:p>
      <text:p text:style-name="P38"><text:span text:style-name="T33"><text:tab/></text:span><text:span text:style-name="T34">Bineînţeles, o aplicaţie web nu ar fi posibilă fără HTML şi CSS. Aceste două standarde, împreună cu JavaScript, alcătuiesc </text:span><text:span text:style-name="T35">stau la </text:span><text:span text:style-name="T34">baza a tot ce</text:span><text:span text:style-name="T35">ea ce</text:span><text:span text:style-name="T34"> vedem pe web </text:span><text:span text:style-name="T36">şi sunt întreţinute de World Wide Web Consortium (W3C)</text:span><text:span text:style-name="T34">. </text:span></text:p>
      <text:p text:style-name="P39"><text:soft-page-break/><text:span text:style-name="T34"><text:tab/></text:span><text:span text:style-name="T35">HTML (Hypertext Markup Language) este limbajul standard de creare a paginilor web. Prin intermediul tagurilor şi a atributelor acestora, browserul reuşeste să construiască pagina cerută. </text:span></text:p>
      <text:p text:style-name="P41"><text:span text:style-name="T37"><text:tab/></text:span><text:span text:style-name="T38">CSS (Cascading Style Sheets) oferă aspectul grafic paginilor web. Deşi este folosit cel mai mult împreună cu HTML, acesta poate fi folosit şi cu orice document XML. </text:span><text:span text:style-name="T39">Cele mai importante avantaje ale acestui limbaj sunt posibilitatea de a schimba aspectul mai multor elemente modificând doar câteva linii din documentul CSS şi posibilitatea de a crea o schemă de prioritate pentru toate regulile astfel încât rezultatul final să poată fi deductibil.</text:span></text:p>
      <text:p text:style-name="P41"><text:span text:style-name="T39"><text:tab/></text:span><text:span text:style-name="T40">Deşi aceste două limbaje sunt foarte simple şi uşor de înţeles, atunci când dezvoltăm aplicaţii mai mari, documentele HTML şi CSS pot deveni destul de complicate. Pentru a permite dezvoltatorilor să se concentreze mai mult pe aspectele tehnice ale aplicaţiei şi nu pe aspect, a fost dezvoltat framework-ul Bootstrap. Aflat acum la versiunea 4, Bootstrap ofera o mulţime de componente HTML şi CSS care pot fi combinate într-o mulţime de moduri diferite pentru a obţine o interfaţă grafică plăcută şi unică cu un efort minim.</text:span></text:p>
      <text:h text:style-name="P64" text:outline-level="2"><text:bookmark-start text:name="__RefHeading___Toc319_4293233207"/><text:span text:style-name="T40"><text:tab/></text:span><text:span text:style-name="T31">2.4. JavaScript</text:span><text:bookmark-end text:name="__RefHeading___Toc319_4293233207"/></text:h>
      <text:p text:style-name="P40"/>
      <text:p text:style-name="P42"><text:span text:style-name="T41"><text:tab/></text:span><text:span text:style-name="T42">JavaScript este un limbaj de programare, dezvoltat în 1995, care permite crearea de pagini web dinamice. Împreună cu HTML şi CSS, JavaScript completează trioul care alcătuieşte nucleul tehnologiilor W3C. </text:span></text:p>
      <text:p text:style-name="P42"><text:span text:style-name="T42"><text:tab/></text:span><text:span text:style-name="T43">Deşi sintaxa este simplă, JavaScript este capabil să folosească paradigme de programare precum programarea orientată pe obiecte, programarea functională, programarea imperativă sau cea bazată pe evenimente. De asemenea, deși denumirea ar putea sugera contrariul, JavaScript şi Java sunt două limbaje de programare total diferite.</text:span></text:p>
      <text:p text:style-name="P35"><text:tab/>Mai mult, deşi acest limbaj este gândit pentru a rula în partea clientului (client-side), de-a lungul timpului, odată cu creşterea popularităţii sale, au început să apară framework-uri care permit dezvoltarea părţii server-ului (server-side) folosind tot JavaScript. Exemple de astfel de framework-uri pot fi: Node.js, Angual.js, ReactJS, Meteor.js și multe altele. Un lucru similar s-a întâmplat cu PHP.</text:p>
      <text:h text:style-name="P66" text:outline-level="2"><text:bookmark-start text:name="__RefHeading___Toc496_1346346633"/><text:tab/><text:span text:style-name="T50">2.5. Sublime Text 3</text:span><text:bookmark-end text:name="__RefHeading___Toc496_1346346633"/></text:h>
      <text:p text:style-name="P45"><text:span text:style-name="T47"/></text:p>
      <text:p text:style-name="P46"><text:span text:style-name="T47"><text:tab/></text:span><text:span text:style-name="T49">O parte importanță a dezvoltării unei aplicaţii de orice fel este alegerea mediului de dezvoltare potrivit. Pentru proiectul prezentat, nu avem nevoie de un astfel de mediu foarte complex întrucât vom folosi în cea mai mare parte cod Python și markup care au o sintaxă suficient de ușor de urmărit şi înţeles. </text:span></text:p>
      <text:p text:style-name="P46"><text:soft-page-break/><text:span text:style-name="T49"><text:tab/>De aceea, a fost ales Sublime Text 3 pentru această lucrare. Sublime Text este un editor de text care suportă o mulţime de limbaje de programare şi oferă posibilitatea de auto-completare şi navigare prin structura proiectului.</text:span></text:p>
      <text:h text:style-name="P59" text:outline-level="1"><text:span text:style-name="T45"/></text:h>
      <text:h text:style-name="P59" text:outline-level="1"><text:span text:style-name="T45"/></text:h>
      <text:h text:style-name="P54" text:outline-level="1"/>
      <text:h text:style-name="P61" text:outline-level="1"><text:bookmark-start text:name="__RefHeading___Toc217_4293233207"/>3. <text:span text:style-name="T74">Descrierea</text:span> aplicaţiei<text:bookmark-end text:name="__RefHeading___Toc217_4293233207"/></text:h>
      <text:h text:style-name="P65" text:outline-level="2"><text:bookmark-start text:name="__RefHeading___Toc730_1346346633"/><text:span text:style-name="T63"><text:tab/></text:span><text:span text:style-name="T51">3.1. Audienţa aplicaţiei</text:span><text:bookmark-end text:name="__RefHeading___Toc730_1346346633"/></text:h>
      <text:p text:style-name="P47"><text:span text:style-name="T52"><text:tab/></text:span><text:span text:style-name="T53">Trăim într-o societate în continuă dezvoltare unde libertatea este considerată atât o necesitate cât şi un drept. Libertatea la liberă exprimare, libertatea de a </text:span><text:span text:style-name="T54">alege</text:span><text:span text:style-name="T53">, libertatea d</text:span><text:span text:style-name="T54">e a călătorii, toate au devenit parte ale societăţii. Cine are mai multe informaţii şi cunoştinţe, este capabil să ocupe un loc mai bun pe scara socială cu un efort redus. Informaţiile ne permit să luăm deciziile optime pentru dezvoltarea noastră şi a comunităţii din care facem parte.</text:span></text:p>
      <text:p text:style-name="P47"><text:span text:style-name="T54"><text:tab/>De exemplu, ştirile </text:span><text:span text:style-name="T55">politice poate</text:span><text:span text:style-name="T54"> nu ne v</text:span><text:span text:style-name="T55">or</text:span><text:span text:style-name="T54"> ajuta în dezvoltarea noastră profesională, dar ne po</text:span><text:span text:style-name="T55">t</text:span><text:span text:style-name="T54"> crea o </text:span><text:span text:style-name="T55">opinie despre clasa politică</text:span><text:span text:style-name="T54">, iar când va veni momentul, vom putea alege persoana c</text:span><text:span text:style-name="T55">are ne poate reprezenta cel mai bine</text:span><text:span text:style-name="T54">. </text:span><text:span text:style-name="T55">O</text:span><text:span text:style-name="T54"> ştire </text:span><text:span text:style-name="T55">despre situaţia financiară a unei alte ţări poate nu ne afectează în mod direct, dar ne poate oferi o idee despre sustenabilitatea unor investiţii în acea zonă. Astfel, putem spune că informaţia în sine nu deţine o putere impresionantă, dar modul în care este folosită, poate schimba totul.</text:span></text:p>
      <text:p text:style-name="P47"><text:span text:style-name="T55"><text:tab/></text:span><text:span text:style-name="T56">Prin urmare, lucrarea de faţă se adresează persoanelor care îşi doresc să fie informa</text:span><text:span text:style-name="T57">te</text:span><text:span text:style-name="T56"> despre tot ce se întâmplă în lume, fără a se pierde în detalii. </text:span></text:p>
      <text:p text:style-name="P47"><text:span text:style-name="T56"/></text:p>
      <text:p text:style-name="P47"><text:span text:style-name="T56"><text:tab/></text:span><text:span text:style-name="T51">3.2. Scenarii de utilizare</text:span></text:p>
      <text:p text:style-name="P43"><text:span text:style-name="T63"/></text:p>
      <text:p text:style-name="P43"><text:span text:style-name="T63"><text:tab/></text:span><text:span text:style-name="T64">În această aplicaţie, </text:span><text:span text:style-name="T65">accentul a fost pus pe experienţa utilizatorului. Astfel, interfaţa este simplă şi cu principii de design responsive. În continuare, vom prezenta experienţa unui utilizator începând de la momentul înregistrării în aplicaţie.</text:span></text:p>
      <text:p text:style-name="P44"><text:span text:style-name="T65"><text:tab/></text:span><text:span text:style-name="T66">Odată accesată aplicaţia, utilizatorul va avea la dispoziţie pagina de pornire ce conţine ultimele ştiri sumarizate, separate într-un top trei cele mai votate ştiri ale săptămânii şi restul ştirilor în ordinea </text:span><text:span text:style-name="T67">descrescătoare a datei publicării. </text:span><text:span text:style-name="T68">De aici, poate alege să citească ştirile sau să aleaga una din optiunile oferite în meniul din bara de navigaţie: blog, sumarizarea propriului text, contact, autentificare sau căutare.</text:span></text:p>
      <text:p text:style-name="P44"><text:span text:style-name="T68"><text:tab/>Pagina blogurilor oferă posibilitatea utilizatorilor de a-şi exprima opinia despre un subiect anume sau de a adauga o ştire la care a luat parte. Blogurile, asemeni ştirilor, pot fi votate. Prin vot, utilizatorii marchează articolele de calitate de restul articolelor, încurajând astfel, scrierea de articole </text:span><text:span text:style-name="T69">superioare şi asigurând seriozitatea acestei rubrici. Pentru a adauga un nou articol este necesară autentificarea folosind meniul „My Account” („Contul meu”). De asemenea, atât pentru votarea articolelor de ştiri de pe prima pagină, cât şi pentru votarea blogurilor, este necesară autentificarea utilizatorului.</text:span></text:p>
      <text:p text:style-name="P44"><text:soft-page-break/><text:span text:style-name="T69"><text:tab/>Pagina „Summarize your text” („Sumarizaţi propriul text”) oferă posibilitatea de a rezuma un articol sau un bloc de text de dimensiuni mari care nu a fost deja rezumat în aplicaţie. Această funcţionalitate nu necesită autentificarea utilizatorului şi oferă libertatea de a alege numărul de propoziţii în care să fie rezumat textul.</text:span></text:p>
      <text:p text:style-name="P44"><text:span text:style-name="T67"><text:tab/></text:span><text:span text:style-name="T69">Pagina de contact permite trimiterea de mesaje către administratorii aplicaţiei în vederea rezolvării unor probleme observate de utilizator în aplicaţie sau pentru a-şi exprima opinia despre acest proiect.</text:span></text:p>
      <text:p text:style-name="P44"><text:span text:style-name="T69"><text:tab/>De asemenea, proiectul suportă căutarea atât în articolele de ştiri, cât şi în bloguri folosind câmpul text prezent în bara de navigaţie. Căutarea se face în funcţie de titlu, descriere şi conţinut. Mai mult, în cazul articolelor de ştiri din pagina principală, acestea pot avea unul sau mai multe taguri asociate în mod automat de algoritm înainte de a se realiza sumarizarea, </text:span><text:span text:style-name="T70">iar căutarea poate fi realizată şi după aceste taguri.</text:span></text:p>
      <text:p text:style-name="P43"><text:span text:style-name="T63"/></text:p>
      <text:p text:style-name="P43"><text:span text:style-name="T63"/></text:p>
      <text:p text:style-name="P50"><text:span text:style-name="T63"/></text:p>
      <text:p text:style-name="P50"><text:span text:style-name="T63"/></text:p>
      <text:p text:style-name="P50"><text:span text:style-name="T63"/></text:p>
      <text:p text:style-name="P49"><text:span text:style-name="T48"/></text:p>
      <text:p text:style-name="P49"><text:span text:style-name="T48"/></text:p>
      <text:p text:style-name="P49"><text:span text:style-name="T48"/></text:p>
      <text:p text:style-name="P49"><text:span text:style-name="T48"/></text:p>
      <text:p text:style-name="P49"><text:span text:style-name="T48"/></text:p>
      <text:p text:style-name="P49"><text:span text:style-name="T48"/></text:p>
      <text:p text:style-name="P49"><text:span text:style-name="T48"/></text:p>
      <text:p text:style-name="P49"><text:span text:style-name="T48"/></text:p>
      <text:p text:style-name="P49"><text:span text:style-name="T48"/></text:p>
      <text:p text:style-name="P49"><text:span text:style-name="T48"/></text:p>
      <text:p text:style-name="P49"><text:span text:style-name="T48"/></text:p>
      <text:p text:style-name="P49"><text:span text:style-name="T48"/></text:p>
      <text:p text:style-name="P49"><text:span text:style-name="T48"/></text:p>
      <text:p text:style-name="P49"><text:soft-page-break/><text:span text:style-name="T48"/></text:p>
      <text:p text:style-name="P49"><text:span text:style-name="T48"/></text:p>
      <text:p text:style-name="P49"><text:span text:style-name="T48"/></text:p>
      <text:p text:style-name="P49"><text:span text:style-name="T48"/></text:p>
      <text:p text:style-name="P49"><text:span text:style-name="T48"/></text:p>
      <text:h text:style-name="P58" text:outline-level="1"><text:bookmark-start text:name="__RefHeading___Toc219_4293233207"/>4. Arhitectura aplicaţiei<text:bookmark-end text:name="__RefHeading___Toc219_4293233207"/></text:h>
      <text:p text:style-name="P22"><text:span text:style-name="T33">D</text:span><text:span text:style-name="T32">isec o aplicație și ii discut structura (template-uri, static, fiecare fisier python etc)</text:span></text:p>
      <text:h text:style-name="P58" text:outline-level="1"><text:bookmark-start text:name="__RefHeading___Toc221_4293233207"/>5. Îmbunătăţiri ulterioare<text:bookmark-end text:name="__RefHeading___Toc221_4293233207"/></text:h>
      <text:h text:style-name="P58" text:outline-level="1"><text:bookmark-start text:name="__RefHeading___Toc223_4293233207"/>6. Concluzii<text:bookmark-end text:name="__RefHeading___Toc223_429323320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officeooo:rsid="000867a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Heading_20_1" style:display-name="Heading 1" style:family="paragraph" style:parent-style-name="Heading"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9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17c33e" officeooo:paragraph-rsid="0017c33e"/>
    </style:style>
    <style:style style:name="MP2" style:family="paragraph" style:parent-style-name="Footer">
      <style:paragraph-properties fo:text-align="center" style:justify-single-word="false" fo:break-before="page"/>
      <style:text-properties officeooo:rsid="0017c33e" officeooo:paragraph-rsid="0017c33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
        <text:p text:style-name="MP2"><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06:43:28.931106481</meta:creation-date>
    <meta:generator>LibreOffice/5.1.6.2$Linux_X86_64 LibreOffice_project/10m0$Build-2</meta:generator>
    <dc:date>2018-02-15T08:30:23.935602384</dc:date>
    <meta:editing-duration>PT1H56M24S</meta:editing-duration>
    <meta:editing-cycles>16</meta:editing-cycles>
    <meta:document-statistic meta:table-count="0" meta:image-count="0" meta:object-count="0" meta:page-count="13" meta:paragraph-count="78" meta:word-count="2336" meta:character-count="15474" meta:non-whitespace-character-count="13135"/>
  </office:meta>
</office:document-meta>
</file>